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28in"/>
    </style:style>
    <style:style style:name="co3" style:family="table-column">
      <style:table-column-properties fo:break-before="auto" style:column-width="1.8028in"/>
    </style:style>
    <style:style style:name="co4" style:family="table-column">
      <style:table-column-properties fo:break-before="auto" style:column-width="1.7862in"/>
    </style:style>
    <style:style style:name="co5" style:family="table-column">
      <style:table-column-properties fo:break-before="auto" style:column-width="1.82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Droid Sans"/>
    </style:style>
    <style:style style:name="ce5" style:family="table-cell" style:parent-style-name="Default" style:data-style-name="N60">
      <style:table-cell-properties fo:border-bottom="none" fo:border-left="0.06pt solid #000000" fo:border-right="none" fo:border-top="0.06pt solid #000000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text-properties style:text-outline="false" style:text-line-through-styl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0.06pt solid #000000" fo:border-right="none" fo:border-top="none"/>
      <style:text-properties style:font-name="Droid Sans" fo:font-size="10pt" style:font-size-asian="10pt" style:font-size-complex="10pt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text-properties style:font-name="Droid Sans" fo:font-size="10pt" style:font-size-asian="10pt" style:font-size-complex="10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text-properties style:font-name="Droid Sans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font-name="Droid Sans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text-properties style:font-name="Droid Sans"/>
    </style:style>
    <style:style style:name="ce13" style:family="table-cell" style:parent-style-name="Default">
      <style:text-properties style:font-name="Droid Sans"/>
    </style:style>
    <style:style style:name="ce14" style:family="table-cell" style:parent-style-name="Default" style:data-style-name="N60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 style:data-style-name="N60">
      <style:table-cell-properties fo:border-bottom="none" fo:border-left="none" fo:border-right="0.06pt solid #000000" fo:border-top="0.06pt solid #000000"/>
      <style:text-properties style:use-window-font-color="true"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60">
      <style:table-cell-properties fo:border-bottom="0.06pt solid #000000" fo:border-left="none" fo:border-right="0.06pt solid #000000" fo:border-top="none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60">
      <style:table-cell-properties fo:border-bottom="none" fo:border-left="none" fo:border-right="0.06pt solid #000000" fo:border-top="0.06pt solid #000000"/>
      <style:text-properties style:font-name="Droid Sans" fo:font-size="10pt" style:font-size-asian="10pt" style:font-size-complex="10pt"/>
    </style:style>
    <style:style style:name="ce18" style:family="table-cell" style:parent-style-name="Default" style:data-style-name="N60">
      <style:table-cell-properties fo:border-bottom="none" fo:border-left="none" fo:border-right="0.06pt solid #000000" fo:border-top="none"/>
      <style:text-properties style:font-name="Droid Sans" fo:font-size="10pt" style:font-size-asian="10pt" style:font-size-complex="10pt"/>
    </style:style>
    <style:style style:name="ce19" style:family="table-cell" style:parent-style-name="Default" style:data-style-name="N60">
      <style:table-cell-properties fo:border-bottom="0.06pt solid #000000" fo:border-left="none" fo:border-right="0.06pt solid #000000" fo:border-top="none"/>
      <style:text-properties style:font-name="Droid Sans" fo:font-size="10pt" style:font-size-asian="10pt" style:font-size-complex="10pt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06pt solid #000000" fo:border-top="none"/>
      <style:text-properties style:text-outline="false" style:text-line-through-styl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text-properties style:text-outline="false" style:text-line-through-style="none" style:font-name="Droid San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1" style:font-size-asian="12pt" style:language-asian="hi" style:country-asian="IN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60">
      <style:table-cell-properties fo:border-bottom="none" fo:border-left="none" fo:border-right="0.06pt solid #000000" fo:border-top="0.06pt solid #000000"/>
      <style:text-properties style:font-name="Droid Sans"/>
    </style:style>
    <style:style style:name="ce25" style:family="table-cell" style:parent-style-name="Default">
      <style:table-cell-properties fo:border-bottom="none" fo:border-left="none" fo:border-right="0.06pt solid #000000" fo:border-top="none"/>
      <style:text-properties style:font-name="Droid Sans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text-properties style:font-name="Droid Sans"/>
    </style:style>
    <style:style style:name="ce27" style:family="table-cell" style:parent-style-name="Default" style:data-style-name="N60"/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style:font-name="Droid Sans"/>
    </style:style>
    <style:style style:name="ce29" style:family="table-cell" style:parent-style-name="Default" style:data-style-name="N60">
      <style:table-cell-properties fo:border-bottom="none" fo:border-left="none" fo:border-right="0.06pt solid #000000" fo:border-top="none"/>
      <style:text-properties style:font-name="Droid Sans"/>
    </style:style>
    <style:style style:name="ce30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Droid Sans"/>
    </style:style>
    <style:style style:name="ce31" style:family="table-cell" style:parent-style-name="Default" style:data-style-name="N60">
      <style:table-cell-properties fo:border-bottom="0.06pt solid #000000" fo:border-left="none" fo:border-right="0.06pt solid #000000" fo:border-top="none"/>
      <style:text-properties style:font-name="Droid Sans"/>
    </style:style>
    <style:style style:name="T1" style:family="text">
      <style:text-properties fo:color="#1a1a1a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2" style:family="text">
      <style:text-properties fo:color="#030303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3" style:family="text">
      <style:text-properties fo:color="#303030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4" style:family="text">
      <style:text-properties fo:color="#5e5e5e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5" style:family="text">
      <style:text-properties fo:color="#484848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6" style:family="text">
      <style:text-properties fo:color="#000000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7" style:family="text">
      <style:text-properties fo:color="#1e1e1e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8" style:family="text">
      <style:text-properties fo:color="#3b3b3b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9" style:family="text">
      <style:text-properties fo:color="#545454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10" style:family="text">
      <style:text-properties fo:color="#1e1e1e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11" style:family="text">
      <style:text-properties fo:color="#000000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12" style:family="text">
      <style:text-properties fo:color="#3b3b3b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  <style:style style:name="T13" style:family="text">
      <style:text-properties fo:color="#545454" fo:font-size="9.5pt" fo:language="en" fo:country="US" fo:font-style="normal" style:text-underline-style="none" fo:font-weight="normal" style:letter-kerning="true" style:font-name-asian="Droid Sans Fallback1" style:font-size-asian="12pt" style:language-asian="hi" style:country-asian="IN" style:font-style-asian="normal" style:font-weight-asian="normal" style:font-style-complex="normal" style:font-weight-complex="normal" style:text-scale="100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3"/>
        <table:table-column table:style-name="co3" table:default-cell-style-name="ce27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N</text:p>
          </table:table-cell>
          <table:table-cell table:style-name="ce4" office:value-type="string">
            <text:p>x</text:p>
          </table:table-cell>
          <table:table-cell table:style-name="ce14" office:value-type="string">
            <text:p>w</text:p>
          </table:table-cell>
          <table:table-cell table:style-name="ce1" office:value-type="string">
            <text:p>N</text:p>
          </table:table-cell>
          <table:table-cell table:style-name="ce1" office:value-type="string">
            <text:p>x</text:p>
          </table:table-cell>
          <table:table-cell table:style-name="ce1" office:value-type="string">
            <text:p>w</text:p>
          </table:table-cell>
        </table:table-row>
        <table:table-row table:style-name="ro1">
          <table:table-cell table:style-name="ce2" office:value-type="float" office:value="2" table:number-columns-spanned="1" table:number-rows-spanned="2">
            <text:p>2</text:p>
          </table:table-cell>
          <table:table-cell table:style-name="ce5" office:value-type="string">
            <text:p><text:span text:style-name="T1">5</text:span><text:span text:style-name="T2">.</text:span><text:span text:style-name="T3">8</text:span><text:span text:style-name="T1">5</text:span><text:span text:style-name="T2">7</text:span><text:span text:style-name="T3">8 </text:span><text:span text:style-name="T1">643</text:span><text:span text:style-name="T2">7 </text:span><text:span text:style-name="T1">6269 049</text:span><text:span text:style-name="T3">5e</text:span><text:span text:style-name="T4">-</text:span><text:span text:style-name="T2">1 </text:span></text:p>
          </table:table-cell>
          <table:table-cell table:style-name="ce15" office:value-type="string">
            <text:p><text:span text:style-name="T3">8</text:span><text:span text:style-name="T2">.</text:span><text:span text:style-name="T3">5</text:span><text:span text:style-name="T1">3</text:span><text:span text:style-name="T3">55 339</text:span><text:span text:style-name="T1">0 59</text:span><text:span text:style-name="T3">3</text:span><text:span text:style-name="T1">2 737</text:span><text:span text:style-name="T3">6</text:span><text:span text:style-name="T5">e</text:span><text:span text:style-name="T4">-</text:span><text:span text:style-name="T2">1 </text:span></text:p>
          </table:table-cell>
          <table:table-cell table:style-name="ce2" office:value-type="float" office:value="10" table:number-columns-spanned="1" table:number-rows-spanned="12">
            <text:p>10</text:p>
          </table:table-cell>
          <table:table-cell table:style-name="ce10" office:value-type="string">
            <text:p>1.1572 2117 3580 2068e-l </text:p>
          </table:table-cell>
          <table:table-cell table:style-name="ce28" office:value-type="string">
            <text:p>2.6473 1371 0554 4319e-1 </text:p>
          </table:table-cell>
        </table:table-row>
        <table:table-row table:style-name="ro1">
          <table:covered-table-cell table:style-name="ce3"/>
          <table:table-cell table:style-name="ce6" office:value-type="string">
            <text:p><text:span text:style-name="T1">3</text:span><text:span text:style-name="T3">.4</text:span><text:span text:style-name="T2">1</text:span><text:span text:style-name="T1">42 </text:span><text:span text:style-name="T2">1</text:span><text:span text:style-name="T1">356 23</text:span><text:span text:style-name="T2">7</text:span><text:span text:style-name="T3">3 </text:span><text:span text:style-name="T2">0</text:span><text:span text:style-name="T1">950</text:span></text:p>
          </table:table-cell>
          <table:table-cell table:style-name="ce16" office:value-type="string">
            <text:p><text:span text:style-name="T2">1</text:span><text:span text:style-name="T6">.</text:span><text:span text:style-name="T3">46</text:span><text:span text:style-name="T1">4</text:span><text:span text:style-name="T3">4 6</text:span><text:span text:style-name="T1">609 4</text:span><text:span text:style-name="T2">0</text:span><text:span text:style-name="T1">67 </text:span><text:span text:style-name="T2">2</text:span><text:span text:style-name="T1">62</text:span><text:span text:style-name="T3">4</text:span><text:span text:style-name="T1">e</text:span><text:span text:style-name="T6">-</text:span><text:span text:style-name="T2">1 </text:span></text:p>
          </table:table-cell>
          <table:covered-table-cell table:style-name="ce3"/>
          <table:table-cell table:style-name="ce11" office:value-type="string">
            <text:p>6.1175 7484 5151 3067e-l </text:p>
          </table:table-cell>
          <table:table-cell table:style-name="ce25" office:value-type="string">
            <text:p>3.7775 9275 8731 3798e-1</text:p>
          </table:table-cell>
        </table:table-row>
        <table:table-row table:style-name="ro1">
          <table:table-cell table:style-name="ce2" office:value-type="float" office:value="4" table:number-columns-spanned="1" table:number-rows-spanned="4">
            <text:p>4</text:p>
          </table:table-cell>
          <table:table-cell table:style-name="ce7" office:value-type="string">
            <text:p>3.2254 7689 6193 9231e-1 </text:p>
          </table:table-cell>
          <table:table-cell table:style-name="ce17" office:value-type="string">
            <text:p>6.0315 4104 3416 3360e-1 </text:p>
          </table:table-cell>
          <table:covered-table-cell table:style-name="ce3"/>
          <table:table-cell table:style-name="ce11" office:value-type="string">
            <text:p>1.5126 1026 9776 4188 </text:p>
          </table:table-cell>
          <table:table-cell table:style-name="ce25" office:value-type="string">
            <text:p>2.4408 2011 3198 7756e-1 </text:p>
          </table:table-cell>
        </table:table-row>
        <table:table-row table:style-name="ro1">
          <table:covered-table-cell table:style-name="ce3"/>
          <table:table-cell table:style-name="ce8" office:value-type="string">
            <text:p>1.7457 6110 1158 3466 </text:p>
          </table:table-cell>
          <table:table-cell table:style-name="ce18" office:value-type="string">
            <text:p>3.5741 8692 4377 9969e-1 </text:p>
          </table:table-cell>
          <table:covered-table-cell table:style-name="ce3"/>
          <table:table-cell table:style-name="ce11" office:value-type="string">
            <text:p>2.8337 5133 7743 5072 </text:p>
          </table:table-cell>
          <table:table-cell table:style-name="ce25" office:value-type="string">
            <text:p>9.0449 2222 1168 0931e-2 </text:p>
          </table:table-cell>
        </table:table-row>
        <table:table-row table:style-name="ro1">
          <table:covered-table-cell table:style-name="ce3"/>
          <table:table-cell table:style-name="ce8" office:value-type="string">
            <text:p>4.5366 2029 6921 1280 </text:p>
          </table:table-cell>
          <table:table-cell table:style-name="ce18" office:value-type="string">
            <text:p>3.8887 9085 1500 5384e-2 </text:p>
          </table:table-cell>
          <table:covered-table-cell table:style-name="ce3"/>
          <table:table-cell table:style-name="ce11" office:value-type="string">
            <text:p>4.5992 2763 9418 3485 </text:p>
          </table:table-cell>
          <table:table-cell table:style-name="ce25" office:value-type="string">
            <text:p>2.0101 2811 5463 4097e-2 </text:p>
          </table:table-cell>
        </table:table-row>
        <table:table-row table:style-name="ro1">
          <table:covered-table-cell table:style-name="ce3"/>
          <table:table-cell table:style-name="ce9" office:value-type="string">
            <text:p>9.3950 7091 2301 1331</text:p>
          </table:table-cell>
          <table:table-cell table:style-name="ce19" office:value-type="string">
            <text:p>5.3929 4705 5613 2745e-4 </text:p>
          </table:table-cell>
          <table:covered-table-cell table:style-name="ce3"/>
          <table:table-cell table:style-name="ce11" office:value-type="string">
            <text:p>6.8445 2545 3115 1773 </text:p>
          </table:table-cell>
          <table:table-cell table:style-name="ce25" office:value-type="string">
            <text:p>2.6639 7354 1865 3159e-3 </text:p>
          </table:table-cell>
        </table:table-row>
        <table:table-row table:style-name="ro1">
          <table:table-cell table:style-name="ce2" office:value-type="float" office:value="6" table:number-columns-spanned="1" table:number-rows-spanned="6">
            <text:p>6</text:p>
          </table:table-cell>
          <table:table-cell table:style-name="ce10" office:value-type="string">
            <text:p>2.2284 6604 1792 6069e-1</text:p>
          </table:table-cell>
          <table:table-cell table:style-name="ce20" office:value-type="string">
            <text:p><text:span text:style-name="T7">4</text:span><text:span text:style-name="T6">.</text:span><text:span text:style-name="T7">5</text:span><text:span text:style-name="T8">8</text:span><text:span text:style-name="T7">96 4673 9499 6359</text:span><text:span text:style-name="T8">e</text:span><text:span text:style-name="T7">-</text:span><text:span text:style-name="T6">1</text:span></text:p>
          </table:table-cell>
          <table:covered-table-cell table:style-name="ce3"/>
          <table:table-cell table:style-name="ce11" office:value-type="string">
            <text:p>9.6213 1684 2456 8670 </text:p>
          </table:table-cell>
          <table:table-cell table:style-name="ce25" office:value-type="string">
            <text:p>2.0323 1592 6629 9939e-4 </text:p>
          </table:table-cell>
        </table:table-row>
        <table:table-row table:style-name="ro1">
          <table:covered-table-cell table:style-name="ce3"/>
          <table:table-cell table:style-name="ce11" office:value-type="string">
            <text:p>1.1889 3210 1672 6230 </text:p>
          </table:table-cell>
          <table:table-cell table:style-name="ce21" office:value-type="string">
            <text:p><text:span text:style-name="T7">4</text:span><text:span text:style-name="T6">.</text:span><text:span text:style-name="T7">1</text:span><text:span text:style-name="T6">7</text:span><text:span text:style-name="T7">00 </text:span><text:span text:style-name="T6">0</text:span><text:span text:style-name="T7">83</text:span><text:span text:style-name="T6">0 77</text:span><text:span text:style-name="T7">2</text:span><text:span text:style-name="T6">1 </text:span><text:span text:style-name="T7">2099e</text:span><text:span text:style-name="T9">-</text:span><text:span text:style-name="T6">1</text:span></text:p>
          </table:table-cell>
          <table:covered-table-cell table:style-name="ce3"/>
          <table:table-cell table:style-name="ce11" office:value-type="string">
            <text:p>1.3006 0549 9330 6348e+1 </text:p>
          </table:table-cell>
          <table:table-cell table:style-name="ce25" office:value-type="string">
            <text:p>8.3650 5585 6819 7987e-6 </text:p>
          </table:table-cell>
        </table:table-row>
        <table:table-row table:style-name="ro1">
          <table:covered-table-cell table:style-name="ce3"/>
          <table:table-cell table:style-name="ce11" office:value-type="string">
            <text:p>2.9927 3632 6059 3141 </text:p>
          </table:table-cell>
          <table:table-cell table:style-name="ce21" office:value-type="string">
            <text:p><text:span text:style-name="T6">1.</text:span><text:span text:style-name="T7">1337 3382 0740 4</text:span><text:span text:style-name="T8">4</text:span><text:span text:style-name="T7">98e</text:span><text:span text:style-name="T6">-1 </text:span></text:p>
          </table:table-cell>
          <table:covered-table-cell table:style-name="ce3"/>
          <table:table-cell table:style-name="ce11" office:value-type="string">
            <text:p>1.7116 8551 8746 2256e+1</text:p>
          </table:table-cell>
          <table:table-cell table:style-name="ce25" office:value-type="string">
            <text:p>1.6684 9387 6540 9103e-7 </text:p>
          </table:table-cell>
        </table:table-row>
        <table:table-row table:style-name="ro1">
          <table:covered-table-cell table:style-name="ce3"/>
          <table:table-cell table:style-name="ce11" office:value-type="string">
            <text:p>5.7751 4356 9104 5105 </text:p>
          </table:table-cell>
          <table:table-cell table:style-name="ce21" office:value-type="string">
            <text:p><text:span text:style-name="T6">1.</text:span><text:span text:style-name="T7">0399 1974 531</text:span><text:span text:style-name="T8">4 </text:span><text:span text:style-name="T7">9075e</text:span><text:span text:style-name="T6">-</text:span><text:span text:style-name="T7">2 </text:span></text:p>
          </table:table-cell>
          <table:covered-table-cell table:style-name="ce3"/>
          <table:table-cell table:style-name="ce11" office:value-type="string">
            <text:p>2.2151 0903 7939 7006e+1 </text:p>
          </table:table-cell>
          <table:table-cell table:style-name="ce25" office:value-type="string">
            <text:p>1.3423 9103 0515 0041e-9 </text:p>
          </table:table-cell>
        </table:table-row>
        <table:table-row table:style-name="ro1">
          <table:covered-table-cell table:style-name="ce3"/>
          <table:table-cell table:style-name="ce11" office:value-type="string">
            <text:p>9.8374 6741 8382 5899 </text:p>
          </table:table-cell>
          <table:table-cell table:style-name="ce22" office:value-type="string">
            <text:p><text:span text:style-name="T10">2.610</text:span><text:span text:style-name="T11">1 </text:span><text:span text:style-name="T10">72</text:span><text:span text:style-name="T11">0</text:span><text:span text:style-name="T10">2 </text:span><text:span text:style-name="T12">8</text:span><text:span text:style-name="T11">1</text:span><text:span text:style-name="T10">49 </text:span><text:span text:style-name="T12">3</text:span><text:span text:style-name="T10">206</text:span><text:span text:style-name="T12">e</text:span><text:span text:style-name="T11">-</text:span><text:span text:style-name="T10">4 </text:span></text:p>
          </table:table-cell>
          <table:covered-table-cell table:style-name="ce3"/>
          <table:table-cell table:style-name="ce11" office:value-type="string">
            <text:p>2.8487 9672 5098 4000e+1 </text:p>
          </table:table-cell>
          <table:table-cell table:style-name="ce25" office:value-type="string">
            <text:p>3.06160163 5035 0208e-12 </text:p>
          </table:table-cell>
        </table:table-row>
        <table:table-row table:style-name="ro1">
          <table:covered-table-cell table:style-name="ce3"/>
          <table:table-cell table:style-name="ce12" office:value-type="string">
            <text:p>1.5982 8739 8060 1702e+1 </text:p>
          </table:table-cell>
          <table:table-cell table:style-name="ce23" office:value-type="string">
            <text:p><text:span text:style-name="T7">8</text:span><text:span text:style-name="T9">.</text:span><text:span text:style-name="T7">9</text:span><text:span text:style-name="T8">8</text:span><text:span text:style-name="T7">54 79</text:span><text:span text:style-name="T6">0</text:span><text:span text:style-name="T7">6 4296 2</text:span><text:span text:style-name="T6">1</text:span><text:span text:style-name="T7">24e</text:span><text:span text:style-name="T9">-</text:span><text:span text:style-name="T7">7 </text:span></text:p>
          </table:table-cell>
          <table:covered-table-cell table:style-name="ce3"/>
          <table:table-cell table:style-name="ce12" office:value-type="string">
            <text:p>3.7099 1210 4446 6920e+1</text:p>
          </table:table-cell>
          <table:table-cell table:style-name="ce26" office:value-type="string">
            <text:p>8.14807746 7426 2419e-16 </text:p>
          </table:table-cell>
        </table:table-row>
        <table:table-row table:style-name="ro1">
          <table:table-cell table:style-name="ce2" office:value-type="float" office:value="8" table:number-columns-spanned="1" table:number-rows-spanned="8">
            <text:p>8</text:p>
          </table:table-cell>
          <table:table-cell table:style-name="ce10" office:value-type="string">
            <text:p>1.7027 9632 3051 0100e-1</text:p>
          </table:table-cell>
          <table:table-cell table:style-name="ce24" office:value-type="string">
            <text:p>3.6918 8589 3416 3753e-1</text:p>
          </table:table-cell>
          <table:table-cell table:style-name="ce2" office:value-type="float" office:value="18" table:number-columns-spanned="1" table:number-rows-spanned="18">
            <text:p>18</text:p>
          </table:table-cell>
          <table:table-cell table:style-name="ce10" office:value-type="string">
            <text:p>7.8169 1666 6970 5471e-2 </text:p>
          </table:table-cell>
          <table:table-cell table:style-name="ce24" office:value-type="string">
            <text:p>1.8558 8603 1469 1881e-1 </text:p>
          </table:table-cell>
        </table:table-row>
        <table:table-row table:style-name="ro1">
          <table:covered-table-cell table:style-name="ce3"/>
          <table:table-cell table:style-name="ce11" office:value-type="string">
            <text:p>9.0370 1776 7993 7991e-1 </text:p>
          </table:table-cell>
          <table:table-cell table:style-name="ce25" office:value-type="string">
            <text:p>4.1878 6780 8143 4296e-1</text:p>
          </table:table-cell>
          <table:covered-table-cell table:style-name="ce3"/>
          <table:table-cell table:style-name="ce11" office:value-type="string">
            <text:p>4.1249 0085 2591 2929e-1 </text:p>
          </table:table-cell>
          <table:table-cell table:style-name="ce29" office:value-type="string">
            <text:p>3.1018 1766 3702 2529e-1 </text:p>
          </table:table-cell>
        </table:table-row>
        <table:table-row table:style-name="ro1">
          <table:covered-table-cell table:style-name="ce3"/>
          <table:table-cell table:style-name="ce11" office:value-type="string">
            <text:p>2.2510 8662 9866 1307 </text:p>
          </table:table-cell>
          <table:table-cell table:style-name="ce25" office:value-type="string">
            <text:p>1.7579 4986 6371 7181e-1 </text:p>
          </table:table-cell>
          <table:covered-table-cell table:style-name="ce3"/>
          <table:table-cell table:style-name="ce11" office:value-type="string">
            <text:p>1.0165 2017 9623 5397 </text:p>
          </table:table-cell>
          <table:table-cell table:style-name="ce29" office:value-type="string">
            <text:p>2.6786 6567 1485 3635e-1 </text:p>
          </table:table-cell>
        </table:table-row>
        <table:table-row table:style-name="ro1">
          <table:covered-table-cell table:style-name="ce3"/>
          <table:table-cell table:style-name="ce11" office:value-type="string">
            <text:p>4.2667 0017 0287 6588 </text:p>
          </table:table-cell>
          <table:table-cell table:style-name="ce25" office:value-type="string">
            <text:p>3.3343 4922 6121 5652e-2 </text:p>
          </table:table-cell>
          <table:covered-table-cell table:style-name="ce3"/>
          <table:table-cell table:style-name="ce11" office:value-type="string">
            <text:p>1.8948 8850 9969 7609 </text:p>
          </table:table-cell>
          <table:table-cell table:style-name="ce29" office:value-type="string">
            <text:p>1.5297 9747 4680 7491e-1 </text:p>
          </table:table-cell>
        </table:table-row>
        <table:table-row table:style-name="ro1">
          <table:covered-table-cell table:style-name="ce3"/>
          <table:table-cell table:style-name="ce11" office:value-type="string">
            <text:p>7.0459 0540 2393 4657 </text:p>
          </table:table-cell>
          <table:table-cell table:style-name="ce25" office:value-type="string">
            <text:p>2.7945 3623 5225 6725e-3 </text:p>
          </table:table-cell>
          <table:covered-table-cell table:style-name="ce3"/>
          <table:table-cell table:style-name="ce11" office:value-type="string">
            <text:p>3.0543 5311 3202 6598 </text:p>
          </table:table-cell>
          <table:table-cell table:style-name="ce29" office:value-type="string">
            <text:p>6.1434 9178 6096 1653e-2 </text:p>
          </table:table-cell>
        </table:table-row>
        <table:table-row table:style-name="ro1">
          <table:covered-table-cell table:style-name="ce3"/>
          <table:table-cell table:style-name="ce11" office:value-type="string">
            <text:p>1.0758 5160 1018 0995e+1 </text:p>
          </table:table-cell>
          <table:table-cell table:style-name="ce25" office:value-type="string">
            <text:p>9.0765 0877 3358 2131e-5 </text:p>
          </table:table-cell>
          <table:covered-table-cell table:style-name="ce3"/>
          <table:table-cell table:style-name="ce11" office:value-type="string">
            <text:p>4.5042 0553 8889 8928 </text:p>
          </table:table-cell>
          <table:table-cell table:style-name="ce30" office:value-type="string">
            <text:p>1.7687 2130 8077 2931e-2</text:p>
          </table:table-cell>
        </table:table-row>
        <table:table-row table:style-name="ro1">
          <table:covered-table-cell table:style-name="ce3"/>
          <table:table-cell table:style-name="ce11" office:value-type="string">
            <text:p>1.5740 6786 4127 8005e+1 </text:p>
          </table:table-cell>
          <table:table-cell table:style-name="ce25" office:value-type="string">
            <text:p>8.4857 4671 6272 5315e-7 </text:p>
          </table:table-cell>
          <table:covered-table-cell table:style-name="ce3"/>
          <table:table-cell table:style-name="ce11" office:value-type="string">
            <text:p>6.2567 2507 3949 1115 </text:p>
          </table:table-cell>
          <table:table-cell table:style-name="ce29" office:value-type="string">
            <text:p>3.6601 7976 7759 9178e-3 </text:p>
          </table:table-cell>
        </table:table-row>
        <table:table-row table:style-name="ro1">
          <table:covered-table-cell table:style-name="ce3"/>
          <table:table-cell table:style-name="ce12" office:value-type="string">
            <text:p>2.2863 1317 3688 9264e+1 </text:p>
          </table:table-cell>
          <table:table-cell table:style-name="ce26" office:value-type="string">
            <text:p>1.0480 0117 4871 5104e-9 </text:p>
          </table:table-cell>
          <table:covered-table-cell table:style-name="ce3"/>
          <table:table-cell table:style-name="ce11" office:value-type="string">
            <text:p>8.3278 2515 6605 6300 </text:p>
          </table:table-cell>
          <table:table-cell table:style-name="ce29" office:value-type="string">
            <text:p>5.4062 2787 0077 3532e-4 </text:p>
          </table:table-cell>
        </table:table-row>
        <table:table-row table:style-name="ro1">
          <table:table-cell table:style-name="ce2" office:value-type="float" office:value="10" table:number-columns-spanned="1" table:number-rows-spanned="10">
            <text:p>10</text:p>
          </table:table-cell>
          <table:table-cell table:style-name="ce10" office:value-type="string">
            <text:p>1.3779 3470 5404 9243e-1</text:p>
          </table:table-cell>
          <table:table-cell table:style-name="ce20" office:value-type="string">
            <text:p><text:span text:style-name="T7">3</text:span><text:span text:style-name="T8">.</text:span><text:span text:style-name="T7">0</text:span><text:span text:style-name="T8">8</text:span><text:span text:style-name="T7">44 </text:span><text:span text:style-name="T6">111</text:span><text:span text:style-name="T7">5 7650 20</text:span><text:span text:style-name="T6">1</text:span><text:span text:style-name="T7">4</text:span><text:span text:style-name="T8">e</text:span><text:span text:style-name="T6">-1 </text:span></text:p>
          </table:table-cell>
          <table:covered-table-cell table:style-name="ce3"/>
          <table:table-cell table:style-name="ce11" office:value-type="string">
            <text:p>1.0737 9900 4775 7609e+1 </text:p>
          </table:table-cell>
          <table:table-cell table:style-name="ce29" office:value-type="string">
            <text:p>5.6169 6505 1214 2311e-5 </text:p>
          </table:table-cell>
        </table:table-row>
        <table:table-row table:style-name="ro1">
          <table:covered-table-cell table:style-name="ce3"/>
          <table:table-cell table:style-name="ce11" office:value-type="string">
            <text:p>7.2945 4549 5031 7050e-1</text:p>
          </table:table-cell>
          <table:table-cell table:style-name="ce21" office:value-type="string">
            <text:p><text:span text:style-name="T7">4.011</text:span><text:span text:style-name="T6">1 </text:span><text:span text:style-name="T7">992</text:span><text:span text:style-name="T6">9 1</text:span><text:span text:style-name="T7">552 </text:span><text:span text:style-name="T6">7</text:span><text:span text:style-name="T7">355e-1 </text:span></text:p>
          </table:table-cell>
          <table:covered-table-cell table:style-name="ce3"/>
          <table:table-cell table:style-name="ce11" office:value-type="string">
            <text:p>1.3513 6562 0755 5090e+1 </text:p>
          </table:table-cell>
          <table:table-cell table:style-name="ce29" office:value-type="string">
            <text:p>4.0153 0788 3701 1576e-6 </text:p>
          </table:table-cell>
        </table:table-row>
        <table:table-row table:style-name="ro1">
          <table:covered-table-cell table:style-name="ce3"/>
          <table:table-cell table:style-name="ce11" office:value-type="string">
            <text:p>1.8083 4290 1740 3160 </text:p>
          </table:table-cell>
          <table:table-cell table:style-name="ce21" office:value-type="string">
            <text:p><text:span text:style-name="T7">2.1</text:span><text:span text:style-name="T8">8</text:span><text:span text:style-name="T7">06 8287 6</text:span><text:span text:style-name="T6">1</text:span><text:span text:style-name="T7">1</text:span><text:span text:style-name="T8">8 </text:span><text:span text:style-name="T7">0942</text:span><text:span text:style-name="T8">e</text:span><text:span text:style-name="T6">-1</text:span></text:p>
          </table:table-cell>
          <table:covered-table-cell table:style-name="ce3"/>
          <table:table-cell table:style-name="ce11" office:value-type="string">
            <text:p>1.6689 3062 8193 0106e+1 </text:p>
          </table:table-cell>
          <table:table-cell table:style-name="ce29" office:value-type="string">
            <text:p>1.9146 6985 6675 6750e-7 </text:p>
          </table:table-cell>
        </table:table-row>
        <table:table-row table:style-name="ro1">
          <table:covered-table-cell table:style-name="ce3"/>
          <table:table-cell table:style-name="ce11" office:value-type="string">
            <text:p>3.4014 3369 7854 8995 </text:p>
          </table:table-cell>
          <table:table-cell table:style-name="ce21" office:value-type="string">
            <text:p><text:span text:style-name="T7">6.20</text:span><text:span text:style-name="T8">8</text:span><text:span text:style-name="T7">7 456</text:span><text:span text:style-name="T6">0 9</text:span><text:span text:style-name="T7">867 7747e-2 </text:span></text:p>
          </table:table-cell>
          <table:covered-table-cell table:style-name="ce3"/>
          <table:table-cell table:style-name="ce11" office:value-type="string">
            <text:p>2.0310 7676 2626 7743e+1 </text:p>
          </table:table-cell>
          <table:table-cell table:style-name="ce29" office:value-type="string">
            <text:p>5.8360 9526 8631 5941e-9 </text:p>
          </table:table-cell>
        </table:table-row>
        <table:table-row table:style-name="ro1">
          <table:covered-table-cell table:style-name="ce3"/>
          <table:table-cell table:style-name="ce11" office:value-type="string">
            <text:p>5.5524 9614 0063 8036 </text:p>
          </table:table-cell>
          <table:table-cell table:style-name="ce22" office:value-type="string">
            <text:p><text:span text:style-name="T10">9.</text:span><text:span text:style-name="T12">5</text:span><text:span text:style-name="T10">01</text:span><text:span text:style-name="T12">5 </text:span><text:span text:style-name="T10">0697 5</text:span><text:span text:style-name="T11">1</text:span><text:span text:style-name="T12">8</text:span><text:span text:style-name="T10">1 1006e</text:span><text:span text:style-name="T13">-</text:span><text:span text:style-name="T10">3 </text:span></text:p>
          </table:table-cell>
          <table:covered-table-cell table:style-name="ce3"/>
          <table:table-cell table:style-name="ce11" office:value-type="string">
            <text:p>2.4440 6813 5928 3703e+1 </text:p>
          </table:table-cell>
          <table:table-cell table:style-name="ce29" office:value-type="string">
            <text:p>1.0717 1126 6955 3901e-10 </text:p>
          </table:table-cell>
        </table:table-row>
        <table:table-row table:style-name="ro1">
          <table:covered-table-cell table:style-name="ce3"/>
          <table:table-cell table:style-name="ce11" office:value-type="string">
            <text:p>8.3301 5274 6764 4967 </text:p>
          </table:table-cell>
          <table:table-cell table:style-name="ce22" office:value-type="string">
            <text:p><text:span text:style-name="T10">7.5300 8388 5875 3</text:span><text:span text:style-name="T12">8</text:span><text:span text:style-name="T10">78e</text:span><text:span text:style-name="T12">-</text:span><text:span text:style-name="T10">4 </text:span></text:p>
          </table:table-cell>
          <table:covered-table-cell table:style-name="ce3"/>
          <table:table-cell table:style-name="ce11" office:value-type="string">
            <text:p>2.9168 2086 6257 9616e+1</text:p>
          </table:table-cell>
          <table:table-cell table:style-name="ce29" office:value-type="string">
            <text:p>1.0890 9871 3888 8339e-12 </text:p>
          </table:table-cell>
        </table:table-row>
        <table:table-row table:style-name="ro1">
          <table:covered-table-cell table:style-name="ce3"/>
          <table:table-cell table:style-name="ce11" office:value-type="string">
            <text:p>1.1843 7858 3790 0066e+1 </text:p>
          </table:table-cell>
          <table:table-cell table:style-name="ce22" office:value-type="string">
            <text:p><text:span text:style-name="T10">2.8259 23</text:span><text:span text:style-name="T11">34 </text:span><text:span text:style-name="T10">9599 5656e</text:span><text:span text:style-name="T13">-</text:span><text:span text:style-name="T11">5 </text:span></text:p>
          </table:table-cell>
          <table:covered-table-cell table:style-name="ce3"/>
          <table:table-cell table:style-name="ce11" office:value-type="string">
            <text:p>3.4627 9270 6566 0172e+1 </text:p>
          </table:table-cell>
          <table:table-cell table:style-name="ce29" office:value-type="string">
            <text:p>5.3866 6474 8378 3089e-15 </text:p>
          </table:table-cell>
        </table:table-row>
        <table:table-row table:style-name="ro1">
          <table:covered-table-cell table:style-name="ce3"/>
          <table:table-cell table:style-name="ce11" office:value-type="string">
            <text:p>1.6279 2578 3137 8102e+1 </text:p>
          </table:table-cell>
          <table:table-cell table:style-name="ce21" office:value-type="string">
            <text:p><text:span text:style-name="T7">4.2</text:span><text:span text:style-name="T8">4</text:span><text:span text:style-name="T7">9</text:span><text:span text:style-name="T8">3 </text:span><text:span text:style-name="T7">1398 </text:span><text:span text:style-name="T6">4</text:span><text:span text:style-name="T7">962 6864e-</text:span><text:span text:style-name="T6">7 </text:span></text:p>
          </table:table-cell>
          <table:covered-table-cell table:style-name="ce3"/>
          <table:table-cell table:style-name="ce11" office:value-type="string">
            <text:p>4.1041 8167 7280 8758e+1 </text:p>
          </table:table-cell>
          <table:table-cell table:style-name="ce29" office:value-type="string">
            <text:p>1.0498 6597 8035 7034e-17 </text:p>
          </table:table-cell>
        </table:table-row>
        <table:table-row table:style-name="ro1">
          <table:covered-table-cell table:style-name="ce3"/>
          <table:table-cell table:style-name="ce11" office:value-type="string">
            <text:p>2.1996 5858 1198 0762e+1 </text:p>
          </table:table-cell>
          <table:table-cell table:style-name="ce22" office:value-type="string">
            <text:p><text:span text:style-name="T11">1.</text:span><text:span text:style-name="T12">8</text:span><text:span text:style-name="T10">39</text:span><text:span text:style-name="T12">5 </text:span><text:span text:style-name="T10">6482 3979 6308e</text:span><text:span text:style-name="T11">-9 </text:span></text:p>
          </table:table-cell>
          <table:covered-table-cell table:style-name="ce3"/>
          <table:table-cell table:style-name="ce11" office:value-type="string">
            <text:p>4.8833 9227 1608 6522e+1 </text:p>
          </table:table-cell>
          <table:table-cell table:style-name="ce29" office:value-type="string">
            <text:p>5.4053 9845 1631 0536e-21 </text:p>
          </table:table-cell>
        </table:table-row>
        <table:table-row table:style-name="ro1">
          <table:covered-table-cell table:style-name="ce3"/>
          <table:table-cell table:style-name="ce12" office:value-type="string">
            <text:p>2.9920 6970 1227 3892e+1 </text:p>
          </table:table-cell>
          <table:table-cell table:style-name="ce23" office:value-type="string">
            <text:p><text:span text:style-name="T7">9</text:span><text:span text:style-name="T8">.</text:span><text:span text:style-name="T7">9</text:span><text:span text:style-name="T6">11</text:span><text:span text:style-name="T8">8 </text:span><text:span text:style-name="T7">272</text:span><text:span text:style-name="T6">1 </text:span><text:span text:style-name="T7">9609 00</text:span><text:span text:style-name="T8">8</text:span><text:span text:style-name="T7">6e</text:span><text:span text:style-name="T6">-1</text:span><text:span text:style-name="T7">2 </text:span></text:p>
          </table:table-cell>
          <table:covered-table-cell table:style-name="ce3"/>
          <table:table-cell table:style-name="ce12" office:value-type="string">
            <text:p>5.9090 5464 3590 1251e+1</text:p>
          </table:table-cell>
          <table:table-cell table:style-name="ce31" office:value-type="string">
            <text:p>2.6916 5326 9201 0286e-2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543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Droid Sans" svg:font-family="'Droid Sans'" style:font-family-generic="swiss" style:font-pitch="variable"/>
    <style:font-face style:name="Droid Sans Fallback1" svg:font-family="'Droid Sans Fallback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6">
      <number:scientific-number number:decimal-places="16" number:min-integer-digits="1" number:min-exponent-digits="2"/>
      <number:text>    </number:text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creation-date>2014-01-08T18:21:18</meta:creation-date>
    <dc:date>2014-01-08T19:01:20</dc:date>
    <meta:editing-duration>PT3M49S</meta:editing-duration>
    <meta:editing-cycles>1</meta:editing-cycles>
    <meta:document-statistic meta:table-count="1" meta:cell-count="133" meta:object-count="0"/>
    <meta:generator>LibreOffice/3.6$Linux_X86_64 LibreOffice_project/360m1$Build-304</meta:generator>
  </office:meta>
</office:document-meta>
</file>